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0261" officeooo:paragraph-rsid="0003026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5a64d" officeooo:paragraph-rsid="0006a5c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6a5c8" officeooo:paragraph-rsid="0006a5c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73590" officeooo:paragraph-rsid="0007359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80a97" officeooo:paragraph-rsid="00080a9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814bb" officeooo:paragraph-rsid="000814b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b8331" officeooo:paragraph-rsid="000b833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language="cs" fo:country="CZ" fo:font-weight="normal" officeooo:rsid="000b5161" officeooo:paragraph-rsid="000b8331" style:font-weight-asian="normal" style:font-weight-complex="normal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41757"/>
    </style:style>
    <style:style style:name="T3" style:family="text">
      <style:text-properties fo:language="cs" fo:country="CZ" officeooo:rsid="0006a5c8"/>
    </style:style>
    <style:style style:name="T4" style:family="text">
      <style:text-properties fo:language="cs" fo:country="CZ" officeooo:rsid="00073590"/>
    </style:style>
    <style:style style:name="T5" style:family="text">
      <style:text-properties fo:language="cs" fo:country="CZ" officeooo:rsid="00080a97"/>
    </style:style>
    <style:style style:name="T6" style:family="text">
      <style:text-properties fo:language="cs" fo:country="CZ" officeooo:rsid="000814bb"/>
    </style:style>
    <style:style style:name="T7" style:family="text">
      <style:text-properties fo:language="cs" fo:country="CZ" officeooo:rsid="0008b5af"/>
    </style:style>
    <style:style style:name="T8" style:family="text">
      <style:text-properties fo:language="cs" fo:country="CZ" officeooo:rsid="000a432b"/>
    </style:style>
    <style:style style:name="T9" style:family="text">
      <style:text-properties fo:language="cs" fo:country="CZ" officeooo:rsid="000b8331"/>
    </style:style>
    <style:style style:name="T10" style:family="text">
      <style:text-properties fo:language="en" fo:country="US" officeooo:rsid="00073590"/>
    </style:style>
    <style:style style:name="T11" style:family="text">
      <style:text-properties fo:language="en" fo:country="US" officeooo:rsid="000b8331"/>
    </style:style>
    <style:style style:name="T12" style:family="text">
      <style:text-properties officeooo:rsid="000b8331"/>
    </style:style>
    <style:style style:name="T13" style:family="text">
      <style:text-properties style:text-line-through-style="none" style:text-line-through-type="none" fo:language="cs" fo:country="CZ"/>
    </style:style>
    <style:style style:name="T14" style:family="text">
      <style:text-properties style:text-line-through-style="none" style:text-line-through-type="none" fo:language="cs" fo:country="CZ" officeooo:rsid="00030261"/>
    </style:style>
    <style:style style:name="T15" style:family="text">
      <style:text-properties style:text-line-through-style="none" style:text-line-through-type="none" fo:language="cs" fo:country="CZ" officeooo:rsid="000c23bb"/>
    </style:style>
    <style:style style:name="T16" style:family="text">
      <style:text-properties style:text-line-through-style="none" style:text-line-through-type="none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ILS STUDIO</text:p>
      <text:p text:style-name="P2"><text:span text:style-name="T1">Sport Freestyle BMX je extrémní sport, ve kterém se dělají triky na speciálních kolech. D</text:span>iscipl<text:span text:style-name="T1">ína tohoto sportu zvaná </text:span><text:span text:style-name="T5">D</text:span><text:span text:style-name="T1">irt tuto definici zužuje na jízdu pouze po hliněných tratích.</text:span></text:p>
      <text:p text:style-name="P2"><text:span text:style-name="T3">Tyto tratě mají </text:span><text:span text:style-name="T1">jasně definovaný </text:span><text:span text:style-name="T6">počáteční</text:span><text:span text:style-name="T1"> bod a tras</text:span><text:span text:style-name="T3">u</text:span><text:span text:style-name="T1">, kudy ved</text:span><text:span text:style-name="T3">ou.</text:span></text:p>
      <text:p text:style-name="P3"><text:span text:style-name="T1">Šlapání mezi překážkami je v závodní jízdě považováno za tabu a brzdění je nežádoucí, takže na těchto tratích není moc možností, jak ovládat svoji rychlost. Proto taková trať musí být správně postavená, aby </text:span><text:span text:style-name="T4">na každou překážku měl jezdec dostatečnou, ale ne příliš velkou rychlost.</text:span></text:p>
      <text:p text:style-name="P3"><text:span text:style-name="T1">I v dnešní době </text:span><text:span text:style-name="T4">tratě </text:span><text:span text:style-name="T1">staví převážně nadšenci, kteří </text:span><text:span text:style-name="T4">je staví lidově řečeno „od oka“.</text:span></text:p>
      <text:p text:style-name="P4"><text:span text:style-name="T1">Díky tomu se často stane, že na poprvé trať nefunguje a některé překážky je třeba postavit znovu. To je časově i fyzicky náročné a </text:span><text:span text:style-name="T5">jakožto podobný nadšenec</text:span><text:span text:style-name="T1"> tomu chci touto bakalářskou prací zabránit.</text:span></text:p>
      <text:p text:style-name="P4"><text:span text:style-name="T1"/></text:p>
      <text:p text:style-name="P4"><text:span text:style-name="T1">Táto práce má za cíl umožnit uživateli („návrháři BMX tratí“) navrhnout </text:span><text:span text:style-name="T5">trať</text:span><text:span text:style-name="T1"> na svém počítači a tím určit </text:span><text:span text:style-name="T9">její podobu</text:span><text:span text:style-name="T1"> předtím, než ji začne stavět.</text:span></text:p>
      <text:p text:style-name="P6"><text:span text:style-name="T1">Aplikace</text:span><text:span text:style-name="T10"> </text:span><text:span text:style-name="T11">b</text:span><text:span text:style-name="T9">ude</text:span><text:span text:style-name="T4"> schopna vypočítat příjezdovou rychlost a trajektorii letu pro každou překážku </text:span><text:span text:style-name="T5">na trati</text:span><text:span text:style-name="T4"> a podle toho určit její parametry tak, aby se v reálném světě dala skočit.</text:span></text:p>
      <text:p text:style-name="P6"><text:span text:style-name="T4">P</text:span><text:span text:style-name="T1">okud bude třeba změnit již postavenou překážku </text:span><text:span text:style-name="T7">na aktuálním konci tratě</text:span><text:span text:style-name="T1">, </text:span><text:span text:style-name="T7">uživatel jí bude moc</text:span><text:span text:style-name="T8">i</text:span><text:span text:style-name="T7"> smazat a postavit jinak. Pro překážky před tou poslední to ale nebude možné, protože by </text:span><text:span text:style-name="T9">to mohlo ovlivnit i překážky okolo té editované a implementace takového chování je rozsahem mimo tuto práci.</text:span></text:p>
      <text:p text:style-name="P4"><text:span text:style-name="T1">Zároveň aplikace poskytne 3D vizualizaci </text:span><text:span text:style-name="T5">celé </text:span><text:span text:style-name="T1">tratě </text:span><text:span text:style-name="T5">a překážek na ní</text:span><text:span text:style-name="T1">.</text:span></text:p>
      <text:p text:style-name="P5"><text:span text:style-name="T1">Protože v reálu tyto tratě téměř nikdy nejsou postaveny na úplné rovině, umožní aplikace i měnit terén definováním změny jeho sklonu určením počátečního bodu, sklonu a délky.</text:span></text:p>
      <text:p text:style-name="P5"><text:span text:style-name="T1">V aplikaci bude možné měřit vzdálenosti v reálných jednotkách pro porovnání při výstavbě opravdové tratě.</text:span></text:p>
      <text:p text:style-name="P8">Účelem této bakalářské práce <text:span text:style-name="T12">je vytvořit odladěný minimal viable product, na kterém bude možné ověřit praktickou využitelnost takovéto aplikace.</text:span></text:p>
      <text:p text:style-name="P8"><text:span text:style-name="T12">Z tohoto důvodu v aplikaci nebudou implementovány funkce jako mazání a editace překážek kdekoliv na trati nebo libovolné modifikace terénu.</text:span></text:p>
      <text:p text:style-name="P7"><text:span text:style-name="T13">Aplikace ale poskytne základ pro rozšíření, například výše zmíněnými modifikacemi nebo přidáním dalších typů překážek.</text:span></text:p>
      <text:p text:style-name="P7"><text:span text:style-name="T14">I</text:span><text:span text:style-name="T13">mplementace bude </text:span><text:span text:style-name="T15">vytvořena </text:span><text:span text:style-name="T13">v Unity a jazyce C</text:span><text:span text:style-name="T16">#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31T18:52:38.468000000</meta:creation-date>
    <dc:date>2025-03-31T22:05:22.930000000</dc:date>
    <meta:editing-duration>PT3M40S</meta:editing-duration>
    <meta:editing-cycles>1</meta:editing-cycles>
    <meta:document-statistic meta:table-count="0" meta:image-count="0" meta:object-count="0" meta:page-count="1" meta:paragraph-count="16" meta:word-count="348" meta:character-count="2236" meta:non-whitespace-character-count="1904"/>
    <meta:generator>LibreOffice/7.1.8.1$Windows_X86_64 LibreOffice_project/e1f30c802c3269a1d052614453f260e49458c82c</meta:generator>
  </office:meta>
</office:document-meta>
</file>